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3" style:family="paragraph" style:parent-style-name="Standard" style:list-style-name="L1">
      <style:text-properties style:font-name="DejaVu Sans Condensed" fo:font-size="12pt" officeooo:paragraph-rsid="00116df3" style:font-size-asian="12pt" style:font-size-complex="12pt"/>
    </style:style>
    <style:style style:name="P4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5" style:family="paragraph" style:parent-style-name="Standard" style:list-style-name="L3">
      <style:text-properties style:font-name="DejaVu Sans Condensed" fo:font-size="12pt" officeooo:paragraph-rsid="00116df3" style:font-size-asian="12pt" style:font-size-complex="12pt"/>
    </style:style>
    <style:style style:name="P6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P7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8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9" style:family="paragraph" style:parent-style-name="Standard" style:list-style-name="L8">
      <style:text-properties style:font-name="DejaVu Sans Condensed" fo:font-size="12pt" officeooo:rsid="0019c0cd" officeooo:paragraph-rsid="00116df3" style:font-size-asian="12pt" style:font-size-complex="12pt"/>
    </style:style>
    <style:style style:name="P10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7">
      <style:text-properties style:font-name="DejaVu Sans Condensed" fo:font-size="12pt" officeooo:paragraph-rsid="00116df3" style:font-size-asian="12pt" style:font-size-complex="12pt"/>
    </style:style>
    <style:style style:name="P14" style:family="paragraph" style:parent-style-name="Standard" style:list-style-name="L9">
      <style:text-properties style:font-name="DejaVu Sans Condensed" fo:font-size="12pt" officeooo:rsid="00148c7a" officeooo:paragraph-rsid="00116df3" style:font-size-asian="12pt" style:font-size-complex="12pt"/>
    </style:style>
    <style:style style:name="P15" style:family="paragraph" style:parent-style-name="Standard" style:list-style-name="L10">
      <style:text-properties style:font-name="DejaVu Sans Condensed" fo:font-size="12pt" officeooo:rsid="00148c7a" officeooo:paragraph-rsid="00116df3" style:font-size-asian="12pt" style:font-size-complex="12pt"/>
    </style:style>
    <style:style style:name="P16" style:family="paragraph" style:parent-style-name="Standard" style:list-style-name="L11">
      <style:text-properties style:font-name="DejaVu Sans Condensed" fo:font-size="12pt" officeooo:rsid="00148c7a" officeooo:paragraph-rsid="00116df3" style:font-size-asian="12pt" style:font-size-complex="12pt"/>
    </style:style>
    <style:style style:name="P17" style:family="paragraph" style:parent-style-name="Standard" style:list-style-name="L9">
      <style:text-properties style:font-name="DejaVu Sans Condensed" fo:font-size="12pt" officeooo:paragraph-rsid="00116df3" style:font-size-asian="12pt" style:font-size-complex="12pt"/>
    </style:style>
    <style:style style:name="P18" style:family="paragraph" style:parent-style-name="Standard" style:list-style-name="L10">
      <style:text-properties style:font-name="DejaVu Sans Condensed" fo:font-size="12pt" officeooo:paragraph-rsid="00116df3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0" style:family="paragraph" style:parent-style-name="Standard" style:list-style-name="L12">
      <style:text-properties officeooo:paragraph-rsid="00116df3"/>
    </style:style>
    <style:style style:name="P21" style:family="paragraph" style:parent-style-name="Standard">
      <style:paragraph-properties fo:text-align="start" style:justify-single-word="false"/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3aa3b"/>
    </style:style>
    <style:style style:name="T4" style:family="text">
      <style:text-properties officeooo:rsid="00171840"/>
    </style:style>
    <style:style style:name="T5" style:family="text">
      <style:text-properties officeooo:rsid="0019653c"/>
    </style:style>
    <style:style style:name="T6" style:family="text">
      <style:text-properties officeooo:rsid="001c24d5"/>
    </style:style>
    <style:style style:name="T7" style:family="text">
      <style:text-properties officeooo:rsid="001d1918"/>
    </style:style>
    <style:style style:name="T8" style:family="text">
      <style:text-properties style:font-name="DejaVu Sans Condensed" fo:font-size="12pt" officeooo:rsid="001d1918" style:font-size-asian="12pt" style:font-size-complex="12pt"/>
    </style:style>
    <style:style style:name="T9" style:family="text">
      <style:text-properties style:font-name="DejaVu Sans Condensed" fo:font-size="12pt" officeooo:rsid="0019c0cd" style:font-size-asian="12pt" style:font-size-complex="12pt"/>
    </style:style>
    <style:style style:name="T10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6" style:family="text">
      <style:text-properties officeooo:rsid="00216278"/>
    </style:style>
    <style:style style:name="T17" style:family="text">
      <style:text-properties officeooo:rsid="0022193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1"><text:span text:style-name="T10">1</text:span><text:span text:style-name="T15">0</text:span><text:span text:style-name="T10">3</text:span><text:span text:style-name="T11"> - </text:span><text:span text:style-name="T12">Controls - </text:span><text:span text:style-name="T13">Throttle </text:span><text:span text:style-name="T14">Base</text:span></text:p>
      <text:p text:style-name="P19">U=Up, D=Down, F=Forward, B=Backward, L=Left, R=Right, P=Press, S-*=Shift-<text:span text:style-name="T6">*</text:span>, L-*=Long-<text:span text:style-name="T6">*</text:span></text:p>
      <text:p text:style-name="P1"/>
      <text:p text:style-name="P1">Mode selector</text:p>
      <text:list xml:id="list878011233" text:style-name="L1">
        <text:list-item>
          <text:p text:style-name="P3"><text:span text:style-name="T2">Turn: Selective Jettison selector sleeve, </text:span><text:span text:style-name="T5">position 2 is SAFE</text:span><text:span text:style-name="T2"> </text:span><text:span text:style-name="T1">(T2 switch is jettison button)</text:span></text:p>
        </text:list-item>
      </text:list>
      <text:p text:style-name="P1">Flaps lever</text:p>
      <text:list xml:id="list2487776084" text:style-name="L2">
        <text:list-item>
          <text:p text:style-name="P4"><text:span text:style-name="T1">Axis</text:span><text:span text:style-name="T2">: --</text:span></text:p>
        </text:list-item>
      </text:list>
      <text:p text:style-name="P1">T1 switch</text:p>
      <text:list xml:id="list2145777594" text:style-name="L3">
        <text:list-item>
          <text:p text:style-name="P5"><text:span text:style-name="T2">F: Holds FCS BIT switch </text:span><text:span text:style-name="T1">when </text:span><text:span text:style-name="T4">forward</text:span><text:span text:style-name="T2"> (right wall of cockpit, used when doing some startup checks)</text:span></text:p>
        </text:list-item>
      </text:list>
      <text:p text:style-name="P1">T2 switch</text:p>
      <text:list xml:id="list11429409" text:style-name="L4">
        <text:list-item>
          <text:p text:style-name="P6"><text:span text:style-name="T2">F: Selective Jettison button press and hold </text:span><text:span text:style-name="T1">when </text:span><text:span text:style-name="T4">forward</text:span><text:span text:style-name="T1"> </text:span><text:span text:style-name="T3">(use with Mode selector)</text:span></text:p>
        </text:list-item>
      </text:list>
      <text:p text:style-name="P1">T3 switch</text:p>
      <text:list xml:id="list1260459024" text:style-name="L5">
        <text:list-item>
          <text:p text:style-name="P7">F: <text:span text:style-name="T4">FLIR switch (targeting pod) ON when forward, STBY when back</text:span></text:p>
        </text:list-item>
      </text:list>
      <text:p text:style-name="P1">T4 switch</text:p>
      <text:list xml:id="list74644688" text:style-name="L6">
        <text:list-item>
          <text:p text:style-name="P8">F: <text:span text:style-name="T4">LTD/R switch (laser designator) ARM when forward, SAFE when back</text:span></text:p>
        </text:list-item>
      </text:list>
      <text:p text:style-name="P1">Lighted Buttons -- Master Modes, Master Arm, carrier calls</text:p>
      <text:list xml:id="list3428094790" text:style-name="L7">
        <text:list-item>
          <text:p text:style-name="P13"><text:span text:style-name="T1">B1</text:span><text:span text:style-name="T2">: </text:span><text:span text:style-name="T1">T</text:span><text:span text:style-name="T2">oggle A/A mode<text:tab/></text:span><text:span text:style-name="T1">B2: Master Arm ON<text:tab/><text:tab/>B3: Salute</text:span></text:p>
        </text:list-item>
      </text:list>
      <text:list xml:id="list1476405271" text:style-name="L8">
        <text:list-item>
          <text:p text:style-name="P9">B4: Toggle A/G mode<text:tab/>B5: Master Arm OFF<text:tab/>B6: Hornet Ball</text:p>
        </text:list-item>
      </text:list>
      <text:p text:style-name="P1">T5 switch -- <text:span text:style-name="T16">Landing </text:span>Gear and Hook</text:p>
      <text:list xml:id="list2008895400" text:style-name="L9">
        <text:list-item>
          <text:p text:style-name="P14">U/D: <text:span text:style-name="T17">Landing </text:span>Gear up/down</text:p>
        </text:list-item>
        <text:list-item>
          <text:p text:style-name="P17"><text:span text:style-name="T2">S-U/</text:span><text:span text:style-name="T1">S-</text:span><text:span text:style-name="T2">D: Hook up/down</text:span></text:p>
        </text:list-item>
      </text:list>
      <text:p text:style-name="P1">T6 switch -- Flaps and <text:span text:style-name="T1">Refueling </text:span>Probe</text:p>
      <text:list xml:id="list4084219278" text:style-name="L10">
        <text:list-item>
          <text:p text:style-name="P15">U/D: Flaps switch up/down one notch</text:p>
        </text:list-item>
        <text:list-item>
          <text:p text:style-name="P18"><text:span text:style-name="T2">S-U/</text:span><text:span text:style-name="T1">S-</text:span><text:span text:style-name="T2">D: Refueling probe extend/retract</text:span></text:p>
        </text:list-item>
      </text:list>
      <text:p text:style-name="P1">T7 switch -- Canopy</text:p>
      <text:list xml:id="list2028361406" text:style-name="L11">
        <text:list-item>
          <text:p text:style-name="P16">U/D: Canopy up/down</text:p>
        </text:list-item>
      </text:list>
      <text:p text:style-name="P1">E1 dial -- <text:span text:style-name="T1">Kneeboard</text:span></text:p>
      <text:list xml:id="list1842740422" text:style-name="L12">
        <text:list-item>
          <text:p text:style-name="P10">P: Kneeboard toggle</text:p>
        </text:list-item>
        <text:list-item>
          <text:p text:style-name="P20"><text:span text:style-name="T8">L/R</text:span><text:span text:style-name="T9">: Flip pages</text:span></text:p>
        </text:list-item>
      </text:list>
      <text:list xml:id="list1694192255" text:style-name="L13">
        <text:list-item>
          <text:p text:style-name="P11">S-Rotate: RWR volume up/down</text:p>
        </text:list-item>
      </text:list>
      <text:p text:style-name="P1">E2 dial -- <text:span text:style-name="T1">NVGs</text:span></text:p>
      <text:list xml:id="list3755789753" text:style-name="L14">
        <text:list-item>
          <text:p text:style-name="P12">P: Toggle NVGs on/off</text:p>
        </text:list-item>
        <text:list-item>
          <text:p text:style-name="P12"><text:span text:style-name="T7">L/R</text:span>: NVG gain up/down</text:p>
        </text:list-item>
      </text:list>
      <text:p text:style-name="P2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8-14T12:48:10.267000000</dc:date>
    <meta:editing-duration>PT2H39M20S</meta:editing-duration>
    <meta:editing-cycles>21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3" meta:word-count="207" meta:character-count="1131" meta:non-whitespace-character-count="972"/>
  </office:meta>
</office:document-meta>
</file>